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6.4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6.4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6.489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6.489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P2" style:family="paragraph" style:parent-style-name="Text_20_body">
      <style:text-properties officeooo:rsid="001b5dc9" officeooo:paragraph-rsid="001b5dc9"/>
    </style:style>
    <style:style style:name="P3" style:family="paragraph" style:parent-style-name="Text_20_body">
      <style:paragraph-properties fo:text-align="end" style:justify-single-word="false"/>
      <style:text-properties officeooo:rsid="001b8454" officeooo:paragraph-rsid="001b8454"/>
    </style:style>
    <style:style style:name="P4" style:family="paragraph" style:parent-style-name="Text_20_body">
      <style:paragraph-properties fo:text-align="start" style:justify-single-word="false"/>
      <style:text-properties officeooo:rsid="001e3683" officeooo:paragraph-rsid="001e3683"/>
    </style:style>
    <style:style style:name="P5" style:family="paragraph" style:parent-style-name="Text_20_body">
      <style:paragraph-properties fo:text-align="start" style:justify-single-word="false"/>
      <style:text-properties officeooo:rsid="001e3683" officeooo:paragraph-rsid="00224e1c"/>
    </style:style>
    <style:style style:name="P6" style:family="paragraph" style:parent-style-name="Text_20_body">
      <style:text-properties officeooo:rsid="0026109d" officeooo:paragraph-rsid="0026109d"/>
    </style:style>
    <style:style style:name="P7" style:family="paragraph" style:parent-style-name="Text_20_body">
      <style:text-properties officeooo:rsid="0026aa80" officeooo:paragraph-rsid="0026aa80"/>
    </style:style>
    <style:style style:name="P8" style:family="paragraph" style:parent-style-name="Text_20_body">
      <style:text-properties officeooo:rsid="00516b9e" officeooo:paragraph-rsid="00516b9e"/>
    </style:style>
    <style:style style:name="P9" style:family="paragraph" style:parent-style-name="Text_20_body">
      <style:text-properties officeooo:rsid="0094dcd6" officeooo:paragraph-rsid="0026109d"/>
    </style:style>
    <style:style style:name="P10" style:family="paragraph" style:parent-style-name="Text_20_body">
      <style:paragraph-properties fo:text-align="start" style:justify-single-word="false"/>
      <style:text-properties officeooo:rsid="010ee1bf" officeooo:paragraph-rsid="010ee1bf"/>
    </style:style>
    <style:style style:name="P11" style:family="paragraph" style:parent-style-name="Text_20_body">
      <style:paragraph-properties fo:text-align="start" style:justify-single-word="false"/>
      <style:text-properties officeooo:paragraph-rsid="0037bddc"/>
    </style:style>
    <style:style style:name="P12" style:family="paragraph" style:parent-style-name="Table_20_Contents">
      <style:text-properties style:font-name="Courier 10 Pitch" officeooo:rsid="0026109d" officeooo:paragraph-rsid="0026109d"/>
    </style:style>
    <style:style style:name="P13" style:family="paragraph" style:parent-style-name="Table_20_Contents">
      <style:text-properties style:font-name="Courier 10 Pitch" officeooo:rsid="0026f13d" officeooo:paragraph-rsid="0026f13d"/>
    </style:style>
    <style:style style:name="P14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0dc67d" officeooo:paragraph-rsid="010dc67d"/>
    </style:style>
    <style:style style:name="P15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10d37d" officeooo:paragraph-rsid="0110d37d"/>
    </style:style>
    <style:style style:name="P16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3eae0b" officeooo:paragraph-rsid="013eae0b"/>
    </style:style>
    <style:style style:name="P17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4003dc" officeooo:paragraph-rsid="014003dc"/>
    </style:style>
    <style:style style:name="P18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409a9f" officeooo:paragraph-rsid="01409a9f"/>
    </style:style>
    <style:style style:name="P19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41a079" officeooo:paragraph-rsid="0141a079"/>
    </style:style>
    <style:style style:name="P20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41df90" officeooo:paragraph-rsid="0141df90"/>
    </style:style>
    <style:style style:name="P21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47ea3a" officeooo:paragraph-rsid="0147ea3a"/>
    </style:style>
    <style:style style:name="P22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c9931c" officeooo:paragraph-rsid="01c9931c" style:font-weight-asian="normal" style:font-weight-complex="normal"/>
    </style:style>
    <style:style style:name="P23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c9931c" officeooo:paragraph-rsid="01ca482b" style:font-weight-asian="normal" style:font-weight-complex="normal"/>
    </style:style>
    <style:style style:name="P24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c9931c" officeooo:paragraph-rsid="01cb7bd2" style:font-weight-asian="normal" style:font-weight-complex="normal"/>
    </style:style>
    <style:style style:name="P25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c9931c" officeooo:paragraph-rsid="01da6128" style:font-weight-asian="normal" style:font-weight-complex="normal"/>
    </style:style>
    <style:style style:name="P26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cd6e12" officeooo:paragraph-rsid="01cd6e12" style:font-weight-asian="normal" style:font-weight-complex="normal"/>
    </style:style>
    <style:style style:name="P27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cf8338" officeooo:paragraph-rsid="01cf8338" style:font-weight-asian="normal" style:font-weight-complex="normal"/>
    </style:style>
    <style:style style:name="P28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d0ba83" officeooo:paragraph-rsid="01d0ba83" style:font-weight-asian="normal" style:font-weight-complex="normal"/>
    </style:style>
    <style:style style:name="P29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d0ba83" officeooo:paragraph-rsid="01da6128" style:font-weight-asian="normal" style:font-weight-complex="normal"/>
    </style:style>
    <style:style style:name="P30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d1d909" officeooo:paragraph-rsid="01d1d909" style:font-weight-asian="normal" style:font-weight-complex="normal"/>
    </style:style>
    <style:style style:name="P31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d35d4b" officeooo:paragraph-rsid="01d35d4b" style:font-weight-asian="normal" style:font-weight-complex="normal"/>
    </style:style>
    <style:style style:name="P32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d4dc53" officeooo:paragraph-rsid="01d4dc53" style:font-weight-asian="normal" style:font-weight-complex="normal"/>
    </style:style>
    <style:style style:name="P33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d4dc53" officeooo:paragraph-rsid="01da6128" style:font-weight-asian="normal" style:font-weight-complex="normal"/>
    </style:style>
    <style:style style:name="P34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e01248" officeooo:paragraph-rsid="01e01248" style:font-weight-asian="normal" style:font-weight-complex="normal"/>
    </style:style>
    <style:style style:name="P35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e01248" officeooo:paragraph-rsid="01e5d469" style:font-weight-asian="normal" style:font-weight-complex="normal"/>
    </style:style>
    <style:style style:name="P36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e14095" officeooo:paragraph-rsid="01e14095" style:font-weight-asian="normal" style:font-weight-complex="normal"/>
    </style:style>
    <style:style style:name="P37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e14095" officeooo:paragraph-rsid="01e5d469" style:font-weight-asian="normal" style:font-weight-complex="normal"/>
    </style:style>
    <style:style style:name="P38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e1cef7" officeooo:paragraph-rsid="01e1cef7" style:font-weight-asian="normal" style:font-weight-complex="normal"/>
    </style:style>
    <style:style style:name="P39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e1cef7" officeooo:paragraph-rsid="01e5d469" style:font-weight-asian="normal" style:font-weight-complex="normal"/>
    </style:style>
    <style:style style:name="P40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41a079" officeooo:paragraph-rsid="01da6128"/>
    </style:style>
    <style:style style:name="P41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41df90" officeooo:paragraph-rsid="01da6128"/>
    </style:style>
    <style:style style:name="P42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d35d4b" officeooo:paragraph-rsid="01d35d4b"/>
    </style:style>
    <style:style style:name="P43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d35d4b" officeooo:paragraph-rsid="01da6128"/>
    </style:style>
    <style:style style:name="P44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4003dc" officeooo:paragraph-rsid="01da6128"/>
    </style:style>
    <style:style style:name="P45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db28bb" officeooo:paragraph-rsid="01db28bb"/>
    </style:style>
    <style:style style:name="P46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409a9f" officeooo:paragraph-rsid="01e363e2"/>
    </style:style>
    <style:style style:name="P47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47ea3a" officeooo:paragraph-rsid="01e363e2"/>
    </style:style>
    <style:style style:name="P48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e3695f" officeooo:paragraph-rsid="01e3695f"/>
    </style:style>
    <style:style style:name="P49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e5d469" officeooo:paragraph-rsid="01e5d469"/>
    </style:style>
    <style:style style:name="P50" style:family="paragraph" style:parent-style-name="Table_20_Contents">
      <style:text-properties style:font-name="Courier 10 Pitch" officeooo:rsid="01c36218" officeooo:paragraph-rsid="01c36218"/>
    </style:style>
    <style:style style:name="P51" style:family="paragraph" style:parent-style-name="Text_20_body">
      <style:text-properties officeooo:rsid="01c5439b" officeooo:paragraph-rsid="01c5439b"/>
    </style:style>
    <style:style style:name="P52" style:family="paragraph" style:parent-style-name="Text_20_body">
      <style:paragraph-properties fo:text-align="start" style:justify-single-word="false"/>
      <style:text-properties officeooo:rsid="001e3683" officeooo:paragraph-rsid="01da6128"/>
    </style:style>
    <style:style style:name="P53" style:family="paragraph" style:parent-style-name="Text_20_body">
      <style:paragraph-properties fo:text-align="start" style:justify-single-word="false"/>
      <style:text-properties officeooo:rsid="001e3683" officeooo:paragraph-rsid="01e363e2"/>
    </style:style>
    <style:style style:name="P54" style:family="paragraph" style:parent-style-name="Text_20_body">
      <style:text-properties officeooo:rsid="00516b9e" officeooo:paragraph-rsid="01da6128"/>
    </style:style>
    <style:style style:name="P55" style:family="paragraph" style:parent-style-name="Standard">
      <style:text-properties style:font-name="Courier New" fo:font-weight="bold" officeooo:rsid="01ca482b" officeooo:paragraph-rsid="01ca482b" style:font-weight-asian="bold" style:font-weight-complex="bold"/>
    </style:style>
    <style:style style:name="P56" style:family="paragraph" style:parent-style-name="Standard">
      <style:text-properties style:font-name="Courier New" fo:font-weight="bold" officeooo:rsid="01ca482b" officeooo:paragraph-rsid="01e363e2" style:font-weight-asian="bold" style:font-weight-complex="bold"/>
    </style:style>
    <style:style style:name="P57" style:family="paragraph" style:parent-style-name="Standard">
      <style:text-properties style:font-name="Courier New" fo:font-weight="bold" officeooo:rsid="01ca8642" officeooo:paragraph-rsid="01ca8642" style:font-weight-asian="bold" style:font-weight-complex="bold"/>
    </style:style>
    <style:style style:name="P58" style:family="paragraph" style:parent-style-name="Standard">
      <style:text-properties style:font-name="Courier New" fo:font-weight="bold" officeooo:rsid="01ca8642" officeooo:paragraph-rsid="01e363e2" style:font-weight-asian="bold" style:font-weight-complex="bold"/>
    </style:style>
    <style:style style:name="P59" style:family="paragraph" style:parent-style-name="Standard">
      <style:text-properties style:font-name="Courier New" fo:font-weight="bold" officeooo:rsid="01d1dd48" officeooo:paragraph-rsid="01d1dd48" style:font-weight-asian="bold" style:font-weight-complex="bold"/>
    </style:style>
    <style:style style:name="P60" style:family="paragraph" style:parent-style-name="Standard">
      <style:text-properties style:font-name="Courier New" fo:font-weight="bold" officeooo:rsid="01d1dd48" officeooo:paragraph-rsid="01e363e2" style:font-weight-asian="bold" style:font-weight-complex="bold"/>
    </style:style>
    <style:style style:name="P61" style:family="paragraph" style:parent-style-name="Standard">
      <style:text-properties style:font-name="Courier New" fo:font-weight="bold" officeooo:rsid="01e3695f" officeooo:paragraph-rsid="01e3695f" style:font-weight-asian="bold" style:font-weight-complex="bold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paragraph-properties fo:break-before="page"/>
      <style:text-properties officeooo:paragraph-rsid="01d8152d"/>
    </style:style>
    <style:style style:name="P64" style:family="paragraph" style:parent-style-name="Heading_20_1">
      <style:paragraph-properties fo:break-before="page"/>
      <style:text-properties officeooo:paragraph-rsid="01da6128"/>
    </style:style>
    <style:style style:name="P65" style:family="paragraph" style:parent-style-name="Heading_20_1">
      <style:paragraph-properties fo:break-before="page"/>
      <style:text-properties officeooo:paragraph-rsid="01e363e2"/>
    </style:style>
    <style:style style:name="T1" style:family="text">
      <style:text-properties officeooo:rsid="001861ea"/>
    </style:style>
    <style:style style:name="T2" style:family="text">
      <style:text-properties officeooo:rsid="001fde5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1c321c5"/>
    </style:style>
    <style:style style:name="T5" style:family="text">
      <style:text-properties officeooo:rsid="01c4d620"/>
    </style:style>
    <style:style style:name="T6" style:family="text">
      <style:text-properties style:font-name="Courier 10 Pitch"/>
    </style:style>
    <style:style style:name="T7" style:family="text">
      <style:text-properties officeooo:rsid="01c980fd"/>
    </style:style>
    <style:style style:name="T8" style:family="text">
      <style:text-properties officeooo:rsid="01ca8642"/>
    </style:style>
    <style:style style:name="T9" style:family="text">
      <style:text-properties officeooo:rsid="01cb7bd2"/>
    </style:style>
    <style:style style:name="T10" style:family="text">
      <style:text-properties officeooo:rsid="01db0e35"/>
    </style:style>
    <style:style style:name="T11" style:family="text">
      <style:text-properties officeooo:rsid="01e14095"/>
    </style:style>
    <style:style style:name="T12" style:family="text">
      <style:text-properties officeooo:rsid="01e6b01f"/>
    </style:style>
    <style:style style:name="T13" style:family="text">
      <style:text-properties officeooo:rsid="01e8bd89"/>
    </style:style>
    <style:style style:name="T14" style:family="text">
      <style:text-properties officeooo:rsid="01e920b1"/>
    </style:style>
    <style:style style:name="T15" style:family="text">
      <style:text-properties officeooo:rsid="01eaf09b"/>
    </style:style>
    <style:style style:name="T16" style:family="text">
      <style:text-properties officeooo:rsid="01eafc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is extra-credit homework to get more practice with programming, small steps at a time. Odd-numbered problems have answers on the next page, while you get credit for any even-numbered answers turned in. <text:span text:style-name="T2">Practice doing both even and odd problems, using the answers as a guide afterward.</text:span></text:p>
      <text:p text:style-name="P6">First, create a basic C++ program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2">#include &lt;iostream&gt;</text:p>
            <text:p text:style-name="P13">#include &lt;string&gt;</text:p>
            <text:p text:style-name="P12">using namespace std;</text:p>
            <text:p text:style-name="P12"/>
            <text:p text:style-name="P12">int main()</text:p>
            <text:p text:style-name="P12">{</text:p>
            <text:p text:style-name="P12"><text:s text:c="4"/>return 0;</text:p>
            <text:p text:style-name="P12">}</text:p>
          </table:table-cell>
        </table:table-row>
      </table:table>
      <text:p text:style-name="P6"/>
      <text:p text:style-name="P6">For the turn-in problems (even numbered), <text:span text:style-name="T4">write separate functions to run each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0">#include &lt;iostream&gt;</text:p>
            <text:p text:style-name="P50">#include &lt;string&gt;</text:p>
            <text:p text:style-name="P50">using namespace std;</text:p>
            <text:p text:style-name="P50"/>
            <text:p text:style-name="P50">void Problem1()</text:p>
            <text:p text:style-name="P50">{</text:p>
            <text:p text:style-name="P50"><text:s text:c="4"/>// Do a thing</text:p>
            <text:p text:style-name="P50">}</text:p>
            <text:p text:style-name="P50"/>
            <text:p text:style-name="P50">void Problem2()</text:p>
            <text:p text:style-name="P50">{</text:p>
            <text:p text:style-name="P50"><text:s text:c="4"/>// Do a thing</text:p>
            <text:p text:style-name="P50">}</text:p>
            <text:p text:style-name="P50"/>
            <text:p text:style-name="P50">int main()</text:p>
            <text:p text:style-name="P50">{</text:p>
            <text:p text:style-name="P50"><text:s text:c="4"/>Problem1();</text:p>
            <text:p text:style-name="P50"><text:s text:c="4"/>Problem2();</text:p>
            <text:p text:style-name="P50"><text:s text:c="4"/></text:p>
            <text:p text:style-name="P50"><text:s text:c="4"/>return 0;</text:p>
            <text:p text:style-name="P50">}</text:p>
          </table:table-cell>
        </table:table-row>
      </table:table>
      <text:p text:style-name="P9"/>
      <text:p text:style-name="P7">Submit the .cpp (C++ Source) file once you are done.</text:p>
      <text:p text:style-name="P6"/>
      <text:p text:style-name="P3"/>
      <text:h text:style-name="P62" text:outline-level="1">Questions: <text:span text:style-name="T5">File Output, Part 1</text:span></text:h>
      <text:p text:style-name="P51">Instead of outputing text to the screen via <text:span text:style-name="T6">cout</text:span>, we can use an output file stream.</text:p>
      <text:p text:style-name="P8">Points possible: <text:span text:style-name="T10">3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1.</text:p>
          </table:table-cell>
          <table:table-cell table:style-name="Table1.B1" office:value-type="string">
            <text:p text:style-name="P22">Create an output file stream object, open the text file “classes.txt”, then close it.</text:p>
          </table:table-cell>
        </table:table-row>
        <table:table-row>
          <table:table-cell table:style-name="Table1.A2" office:value-type="string">
            <text:p text:style-name="P16">2.</text:p>
          </table:table-cell>
          <table:table-cell table:style-name="Table1.B2" office:value-type="string">
            <text:p text:style-name="P22">Create an output file stream object, open the text file “names.txt”, then close it.</text:p>
          </table:table-cell>
        </table:table-row>
        <table:table-row>
          <table:table-cell table:style-name="Table1.A2" office:value-type="string">
            <text:p text:style-name="P17">3.</text:p>
          </table:table-cell>
          <table:table-cell table:style-name="Table1.B2" office:value-type="string">
            <text:p text:style-name="P23">Create an output file stream object, open the text file “classes.txt”, <text:span text:style-name="T8">write three classes on their own lines: CS 101, CS 201, and CS 352. Make sure to close the file when done.</text:span></text:p>
          </table:table-cell>
        </table:table-row>
        <table:table-row>
          <table:table-cell table:style-name="Table1.A2" office:value-type="string">
            <text:p text:style-name="P19">4.</text:p>
          </table:table-cell>
          <table:table-cell table:style-name="Table1.B2" office:value-type="string">
            <text:p text:style-name="P24">Create an output file stream object, open the text file “<text:span text:style-name="T9">names</text:span>.txt”, <text:span text:style-name="T8">write the names on their own lines: Mal, Wash, River, Simon, Kaylee. Make sure to close the file when done.</text:span></text:p>
          </table:table-cell>
        </table:table-row>
        <table:table-row>
          <table:table-cell table:style-name="Table1.A2" office:value-type="string">
            <text:p text:style-name="P20">5.</text:p>
          </table:table-cell>
          <table:table-cell table:style-name="Table1.B2" office:value-type="string">
            <text:p text:style-name="P26">Create an array of strings called <text:span text:style-name="T3">animals</text:span>. Put the following values in the animals array:<text:line-break/>Rat, Ox, Tiger, Rabbit, Dragon, Snake, Horse, Sheep, Monkey, Rooster, Dog, Pig</text:p>
            <text:p text:style-name="P27">Create a variable to store the size of the animals array, called <text:span text:style-name="T3">animalCount</text:span>, and set it to 12.</text:p>
            <text:p text:style-name="P28">Create an output file stream object, open the text file “zodiac.txt”.</text:p>
            <text:p text:style-name="P30">Output each animal index (offset by 1, so going from 1 to 12), then each animal name.</text:p>
            <text:p text:style-name="P28">Make sure to close the file when done.</text:p>
          </table:table-cell>
        </table:table-row>
        <table:table-row>
          <table:table-cell table:style-name="Table1.A2" office:value-type="string">
            <text:p text:style-name="P42">6.</text:p>
          </table:table-cell>
          <table:table-cell table:style-name="Table1.B2" office:value-type="string">
            <text:p text:style-name="P31">Create an array of floats called <text:span text:style-name="T3">prices</text:span>. Put the following values into the prices array:</text:p>
            <text:p text:style-name="P31">5.99, 10.99, 15.99, 20.99, 25.99, 30.99.</text:p>
            <text:p text:style-name="P31">Create a variable to store the amount of prices, called <text:span text:style-name="T3">priceCount</text:span>, and set it to 6.</text:p>
            <text:p text:style-name="P31">Create an output file stream object, open the text file “prices.txt”.</text:p>
            <text:p text:style-name="P32">Output each price idex (offset by 1, so going from 1 to 6), then each price.</text:p>
            <text:p text:style-name="P32">Make sure to close the file when done.</text:p>
          </table:table-cell>
        </table:table-row>
      </table:table>
      <text:p text:style-name="P4"/>
      <text:p text:style-name="P10"/>
      <text:h text:style-name="P63" text:outline-level="1">Answers: <text:span text:style-name="T7">File Output, Part 1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1.</text:p>
          </table:table-cell>
          <table:table-cell table:style-name="Table2.B1" office:value-type="string">
            <text:p text:style-name="P55">void problem1()</text:p>
            <text:p text:style-name="P55">{</text:p>
            <text:p text:style-name="P55"><text:s text:c="4"/>ofstream out;</text:p>
            <text:p text:style-name="P55"><text:s text:c="4"/>out.open( "classes.txt" );</text:p>
            <text:p text:style-name="P55"><text:s text:c="4"/>out.close();</text:p>
            <text:p text:style-name="P55">}</text:p>
          </table:table-cell>
        </table:table-row>
        <table:table-row>
          <table:table-cell table:style-name="Table2.A2" office:value-type="string">
            <text:p text:style-name="P18">3.</text:p>
          </table:table-cell>
          <table:table-cell table:style-name="Table2.B2" office:value-type="string">
            <text:p text:style-name="P57">void problem3()</text:p>
            <text:p text:style-name="P57">{</text:p>
            <text:p text:style-name="P57"><text:s text:c="4"/>ofstream out;</text:p>
            <text:p text:style-name="P57"><text:s text:c="4"/>out.open( "classes.txt" );</text:p>
            <text:p text:style-name="P57"><text:s text:c="4"/>out &lt;&lt; "CS 101" &lt;&lt; endl;</text:p>
            <text:p text:style-name="P57"><text:s text:c="4"/>out &lt;&lt; "CS 201" &lt;&lt; endl;</text:p>
            <text:p text:style-name="P57"><text:s text:c="4"/>out &lt;&lt; "CS 352" &lt;&lt; endl;</text:p>
            <text:p text:style-name="P57"><text:s text:c="4"/>out.close();</text:p>
            <text:p text:style-name="P57">}</text:p>
          </table:table-cell>
        </table:table-row>
        <table:table-row>
          <table:table-cell table:style-name="Table2.A2" office:value-type="string">
            <text:p text:style-name="P21">5.</text:p>
          </table:table-cell>
          <table:table-cell table:style-name="Table2.B2" office:value-type="string">
            <text:p text:style-name="P59">void problem5()</text:p>
            <text:p text:style-name="P59">{</text:p>
            <text:p text:style-name="P59"><text:s text:c="4"/>string animals[] = {</text:p>
            <text:p text:style-name="P59"><text:s text:c="8"/>"Rat", "Ox", "Tiger", "Rabbit",</text:p>
            <text:p text:style-name="P59"><text:s text:c="8"/>"Dragon", "Snake", "Horse",</text:p>
            <text:p text:style-name="P59"><text:s text:c="8"/>"Sheep", "Monkey", "Rooster",</text:p>
            <text:p text:style-name="P59"><text:s text:c="8"/>"Dog", "Pig"</text:p>
            <text:p text:style-name="P59"><text:s text:c="4"/>};</text:p>
            <text:p text:style-name="P59"><text:s text:c="4"/>int animalCount = 12;</text:p>
            <text:p text:style-name="P59"/>
            <text:p text:style-name="P59"><text:s text:c="4"/>ofstream out;</text:p>
            <text:p text:style-name="P59"><text:s text:c="4"/>out.open( "zodiac.txt" );</text:p>
            <text:p text:style-name="P59"/>
            <text:p text:style-name="P59"><text:s text:c="4"/>for ( int i = 0; i &lt; animalCount; i++ )</text:p>
            <text:p text:style-name="P59"><text:s text:c="4"/>{</text:p>
            <text:p text:style-name="P59"><text:s text:c="8"/>out &lt;&lt; (i+1) &lt;&lt; ". " &lt;&lt; animals[i] &lt;&lt; endl;</text:p>
            <text:p text:style-name="P59"><text:s text:c="4"/>}</text:p>
            <text:p text:style-name="P59"/>
            <text:p text:style-name="P59"><text:s text:c="4"/>out.close();</text:p>
            <text:p text:style-name="P59">}</text:p>
          </table:table-cell>
        </table:table-row>
      </table:table>
      <text:p text:style-name="P5"/>
      <text:p text:style-name="P11"/>
      <text:h text:style-name="P64" text:outline-level="1">Questions: <text:span text:style-name="T5">File Output, Part 2</text:span></text:h>
      <text:p text:style-name="P54">Points possible: 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5">7.</text:p>
          </table:table-cell>
          <table:table-cell table:style-name="Table5.B1" office:value-type="string">
            <text:p text:style-name="P34">Create an array of strings that contains the following: <text:span text:style-name="T11">burger, fries, and shake.</text:span></text:p>
            <text:p text:style-name="P36">Create an array of floats that contains the following: 4.99, 1.99, and 3.99.</text:p>
            <text:p text:style-name="P36">Create an integer variable called <text:span text:style-name="T3">itemCount</text:span> that is set to 3.</text:p>
            <text:p text:style-name="P38">You will then create an output file stream that outputs each item and its price to the file, on their own lines. <text:span text:style-name="T15">Store it in a file called “menu.txt”.</text:span></text:p>
            <text:p text:style-name="P38">Finally close the output file stream.</text:p>
          </table:table-cell>
        </table:table-row>
        <table:table-row>
          <table:table-cell table:style-name="Table5.A2" office:value-type="string">
            <text:p text:style-name="P49">8.</text:p>
          </table:table-cell>
          <table:table-cell table:style-name="Table5.B2" office:value-type="string">
            <text:p text:style-name="P35">Create an array of strings that contains the following: <text:span text:style-name="T12">Dexter, Mandark, and Mojo Jojo.</text:span></text:p>
            <text:p text:style-name="P37">Create an array of floats <text:span text:style-name="T13">called GPA</text:span> that contains the following: <text:span text:style-name="T14">4.0, 3.9, 4.0</text:span></text:p>
            <text:p text:style-name="P37">Create an integer variable called <text:span text:style-name="T3">itemCount</text:span> that is set to 3.</text:p>
            <text:p text:style-name="P39">You will then create an output file stream that outputs each item and its price to the file, on their own lines. <text:span text:style-name="T16">Store it in a file called “gpa.txt”.</text:span></text:p>
            <text:p text:style-name="P39">Finally close the output file stream.</text:p>
          </table:table-cell>
        </table:table-row>
        <table:table-row>
          <table:table-cell table:style-name="Table5.A2" office:value-type="string">
            <text:p text:style-name="P44"/>
          </table:table-cell>
          <table:table-cell table:style-name="Table5.B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40"/>
          </table:table-cell>
          <table:table-cell table:style-name="Table5.B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41"/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43"/>
          </table:table-cell>
          <table:table-cell table:style-name="Table5.B2" office:value-type="string">
            <text:p text:style-name="P33"/>
          </table:table-cell>
        </table:table-row>
      </table:table>
      <text:p text:style-name="P52"/>
      <text:h text:style-name="P65" text:outline-level="1">Answers: <text:span text:style-name="T7">File Output, Part 2</text:span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8">7.</text:p>
          </table:table-cell>
          <table:table-cell table:style-name="Table6.B1" office:value-type="string">
            <text:p text:style-name="P61">void problem7()</text:p>
            <text:p text:style-name="P61">{</text:p>
            <text:p text:style-name="P61"><text:s text:c="4"/>string items[] = { "burger", "fries", "shake" };</text:p>
            <text:p text:style-name="P61"><text:s text:c="4"/>float prices[] = { 4.99, 1.99, 3.99 };</text:p>
            <text:p text:style-name="P61"><text:s text:c="4"/>int itemCount = 3;</text:p>
            <text:p text:style-name="P61"/>
            <text:p text:style-name="P61"><text:s text:c="4"/>ofstream out( "menu.txt" );</text:p>
            <text:p text:style-name="P61"/>
            <text:p text:style-name="P61"><text:s text:c="4"/>for ( int i = 0; i &lt; itemCount; i++ )</text:p>
            <text:p text:style-name="P61"><text:s text:c="4"/>{</text:p>
            <text:p text:style-name="P61"><text:s text:c="8"/>out &lt;&lt; items[i] &lt;&lt; "\t"</text:p>
            <text:p text:style-name="P61"><text:s text:c="12"/>&lt;&lt; prices[i] &lt;&lt; endl;</text:p>
            <text:p text:style-name="P61"><text:s text:c="4"/>}</text:p>
            <text:p text:style-name="P61"/>
            <text:p text:style-name="P61"><text:s text:c="4"/>out.close();</text:p>
            <text:p text:style-name="P61">}</text:p>
          </table:table-cell>
        </table:table-row>
        <table:table-row>
          <table:table-cell table:style-name="Table6.A2" office:value-type="string">
            <text:p text:style-name="P46"/>
          </table:table-cell>
          <table:table-cell table:style-name="Table6.B2" office:value-type="string">
            <text:p text:style-name="P58"/>
          </table:table-cell>
        </table:table-row>
        <table:table-row>
          <table:table-cell table:style-name="Table6.A2" office:value-type="string">
            <text:p text:style-name="P47"/>
          </table:table-cell>
          <table:table-cell table:style-name="Table6.B2" office:value-type="string">
            <text:p text:style-name="P60"/>
          </table:table-cell>
        </table:table-row>
      </table:table>
      <text:p text:style-name="P53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MT1" style:family="text">
      <style:text-properties officeooo:rsid="001861e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tep-by-step File I/O<text:tab/><text:tab/></text:span>Page <text:page-number text:select-page="current">5</text:page-number> of <text:page-count>5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1:46:13.262764793</meta:creation-date>
    <meta:editing-duration>PT10H5M13S</meta:editing-duration>
    <meta:editing-cycles>500</meta:editing-cycles>
    <meta:generator>LibreOffice/4.2.8.2$Linux_X86_64 LibreOffice_project/420m0$Build-2</meta:generator>
    <dc:title>PageNumber</dc:title>
    <dc:date>2016-03-14T12:03:31.740694432</dc:date>
    <meta:document-statistic meta:table-count="6" meta:image-count="0" meta:object-count="0" meta:page-count="5" meta:paragraph-count="119" meta:word-count="713" meta:character-count="4108" meta:non-whitespace-character-count="3319"/>
    <meta:template xlink:type="simple" xlink:actuate="onRequest" xlink:title="PageNumber" xlink:href="../../../../../.config/libreoffice/4/user/template/PageNumber.ott" meta:date="2016-01-29T11:46:12.166193697"/>
  </office:meta>
</office:document-meta>
</file>